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able-cell" style:name="a47d146">
      <style:table-cell-properties fo:border-bottom="0.02mm solid #000000" fo:border-left="0.02mm solid #000000" fo:border-right="0.02mm solid #000000" fo:border-top="0.02mm solid #000000"/>
    </style:style>
    <style:style style:family="table-cell" style:name="a283fe0">
      <style:table-cell-properties fo:border-bottom="0.02mm solid #000000" fo:border-left="0.02mm solid #000000" fo:border-right="0.02mm solid #000000" fo:border-top="0.02mm solid #000000"/>
    </style:style>
    <style:style style:family="table-column" style:name="a391cc4">
      <style:table-column-properties style:rel-column-width="1000*"/>
    </style:style>
    <style:style style:family="table" style:name="afdcff9" style:parent-style-name="TableGrid">
      <style:table-properties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style-name="afdcff9">
        <table:table-column table:number-columns-repeated="3" table:style-name="a391cc4"/>
        <table:table-row>
          <table:table-cell table:style-name="a283fe0">
            <text:p>1</text:p>
          </table:table-cell>
          <table:table-cell table:style-name="a283fe0">
            <text:p>2</text:p>
          </table:table-cell>
          <table:table-cell table:style-name="a283fe0">
            <text:p>3</text:p>
          </table:table-cell>
        </table:table-row>
        <table:table-row>
          <table:table-cell table:style-name="a47d146"/>
          <table:table-cell table:style-name="a47d146"/>
          <table:table-cell table:style-name="a47d146"/>
        </table:table-row>
      </table:table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f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74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style:contextual-spacing="false"/>
    </style:style>
    <style:style style:class="list" style:family="paragraph" style:name="List" style:parent-style-name="Text_20_body">
      <style:text-properties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display-name="Table Grid" style:family="table" style:name="TableGrid" style:parent-style-name="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initial-creator>Maike Henscheö</meta:initial-creator>
    <meta:creation-date>2013-11-05T07:06:19.97</meta:creation-date>
    <meta:document-statistic meta:character-count="0" meta:image-count="0" meta:non-whitespace-character-count="0" meta:object-count="0" meta:page-count="1" meta:paragraph-count="0" meta:table-count="0" meta:word-count="0"/>
    <meta:generator>StarOffice/8$Win32 OpenOffice.org_project/680m18$Build-9161</meta:generator>
    <dc:date>2013-11-06T12:20:59</dc:date>
    <meta:editing-cycles>1</meta:editing-cycles>
    <meta:editing-duration>P0DT0H0M0.029S</meta:editing-duration>
  </office:meta>
</office:document-meta>
</file>